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text-properties fo:color="#24292e" style:font-name="Arial" fo:font-size="16.5pt" fo:language="en" fo:country="none" style:text-underline-style="solid" style:text-underline-width="auto" style:text-underline-color="font-color" fo:font-weight="bold" style:letter-kerning="false" style:font-name-asian="Arial1" style:font-size-asian="16.5pt" style:language-asian="zh" style:country-asian="CN" style:font-weight-asian="bold" style:font-name-complex="Arial1" style:font-size-complex="16.5pt" style:language-complex="hi" style:country-complex="IN"/>
    </style:style>
    <style:style style:name="P2" style:family="paragraph" style:parent-style-name="Heading_20_2">
      <loext:graphic-properties draw:fill="solid" draw:fill-color="#ffffff"/>
      <style:paragraph-properties fo:margin-top="0.635cm" fo:margin-bottom="0.423cm" loext:contextual-spacing="false" fo:line-height="125%" fo:keep-together="auto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font-size="16.5pt" style:font-size-asian="16.5pt" style:font-size-complex="16.5pt"/>
    </style:style>
    <style:style style:name="P3" style:family="paragraph" style:parent-style-name="Heading_20_2" style:master-page-name="Standard">
      <loext:graphic-properties draw:fill="solid" draw:fill-color="#ffffff"/>
      <style:paragraph-properties fo:margin-top="0.635cm" fo:margin-bottom="0.423cm" loext:contextual-spacing="false" fo:line-height="125%" fo:keep-together="auto" style:page-number="1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font-size="16.5pt" style:font-size-asian="16.5pt" style:font-size-complex="16.5pt"/>
    </style:style>
    <style:style style:name="P4" style:family="paragraph" style:parent-style-name="Heading_20_3">
      <loext:graphic-properties draw:fill="solid" draw:fill-color="#ffffff"/>
      <style:paragraph-properties fo:margin-top="0.635cm" fo:margin-bottom="0.423cm" loext:contextual-spacing="false" fo:line-height="125%" fo:keep-together="auto" fo:background-color="#ffffff" fo:keep-with-next="auto"/>
    </style:style>
    <style:style style:name="P5" style:family="paragraph" style:parent-style-name="LO-normal" style:list-style-name="WWNum10">
      <loext:graphic-properties draw:fill="solid" draw:fill-color="#ffffff"/>
      <style:paragraph-properties fo:background-color="#ffffff"/>
    </style:style>
    <style:style style:name="P6" style:family="paragraph" style:parent-style-name="LO-normal" style:list-style-name="WWNum3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7" style:family="paragraph" style:parent-style-name="LO-normal" style:list-style-name="WWNum3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8" style:family="paragraph" style:parent-style-name="LO-normal" style:list-style-name="WWNum4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9" style:family="paragraph" style:parent-style-name="LO-normal" style:list-style-name="WWNum4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0" style:family="paragraph" style:parent-style-name="LO-normal" style:list-style-name="WWNum5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1" style:family="paragraph" style:parent-style-name="LO-normal" style:list-style-name="WWNum8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2" style:family="paragraph" style:parent-style-name="LO-normal" style:list-style-name="WWNum8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3" style:family="paragraph" style:parent-style-name="LO-normal" style:list-style-name="WWNum9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4" style:family="paragraph" style:parent-style-name="LO-normal" style:list-style-name="WWNum9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5" style:family="paragraph" style:parent-style-name="LO-normal" style:list-style-name="WWNum10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6" style:family="paragraph" style:parent-style-name="LO-normal" style:list-style-name="WWNum10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7" style:family="paragraph" style:parent-style-name="LO-normal" style:list-style-name="WWNum1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8" style:family="paragraph" style:parent-style-name="LO-normal" style:list-style-name="WWNum2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9" style:family="paragraph" style:parent-style-name="LO-normal" style:list-style-name="WWNum10">
      <loext:graphic-properties draw:fill="solid" draw:fill-color="#ffffff"/>
      <style:paragraph-properties fo:margin-top="0cm" fo:margin-bottom="0cm" loext:contextual-spacing="false" fo:background-color="#ffffff"/>
    </style:style>
    <style:style style:name="P20" style:family="paragraph" style:parent-style-name="LO-normal" style:list-style-name="WWNum3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1" style:family="paragraph" style:parent-style-name="LO-normal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2" style:family="paragraph" style:parent-style-name="LO-normal" style:list-style-name="WWNum4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3" style:family="paragraph" style:parent-style-name="LO-normal" style:list-style-name="WWNum5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4" style:family="paragraph" style:parent-style-name="LO-normal" style:list-style-name="WWNum6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5" style:family="paragraph" style:parent-style-name="LO-normal" style:list-style-name="WWNum7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6" style:family="paragraph" style:parent-style-name="LO-normal" style:list-style-name="WWNum8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7" style:family="paragraph" style:parent-style-name="LO-normal" style:list-style-name="WWNum9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8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color="#24292e" fo:font-size="12pt" style:font-size-asian="12pt" style:font-size-complex="12pt"/>
    </style:style>
    <style:style style:name="P29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color="#24292e" style:font-name="Arial" fo:font-size="16.5pt" fo:language="en" fo:country="none" fo:font-weight="bold" style:letter-kerning="false" style:font-name-asian="Arial1" style:font-size-asian="16.5pt" style:language-asian="zh" style:country-asian="CN" style:font-weight-asian="bold" style:font-name-complex="Arial1" style:font-size-complex="16.5pt" style:language-complex="hi" style:country-complex="IN"/>
    </style:style>
    <style:style style:name="P30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</style:style>
    <style:style style:name="T1" style:family="text">
      <style:text-properties fo:color="#24292e" fo:font-size="17pt" fo:font-weight="bold" style:font-size-asian="17pt" style:font-weight-asian="bold" style:font-size-complex="17pt"/>
    </style:style>
    <style:style style:name="T2" style:family="text">
      <style:text-properties fo:color="#24292e" fo:font-size="12pt" style:font-size-asian="12pt" style:font-size-complex="12pt"/>
    </style:style>
    <style:style style:name="T3" style:family="text">
      <style:text-properties fo:color="#24292e" fo:font-size="12pt" fo:font-weight="bold" style:font-size-asian="12pt" style:font-weight-asian="bold" style:font-size-complex="12pt"/>
    </style:style>
    <style:style style:name="T4" style:family="text">
      <style:text-properties fo:color="#24292e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5" style:family="text">
      <style:text-properties fo:color="#24292e" style:font-name="Courier New" fo:font-size="10pt" style:font-name-asian="Courier New1" style:font-size-asian="10pt" style:font-name-complex="Courier New1" style:font-size-complex="10pt"/>
    </style:style>
    <style:style style:name="T6" style:family="text">
      <style:text-properties fo:color="#24292e" fo:font-size="16.5pt" fo:font-weight="bold" style:font-size-asian="16.5pt" style:font-weight-asian="bold" style:font-size-complex="16.5pt"/>
    </style:style>
    <style:style style:name="T7" style:family="text">
      <style:text-properties fo:color="#24292e" fo:font-size="16.5pt" fo:font-style="italic" fo:font-weight="bold" style:font-size-asian="16.5pt" style:font-style-asian="italic" style:font-weight-asian="bold" style:font-size-complex="16.5pt"/>
    </style:style>
    <style:style style:name="T8" style:family="text">
      <style:text-properties fo:color="#24292e" fo:font-size="16.5pt" fo:language="en" fo:country="none" fo:font-weight="bold" style:letter-kerning="false" style:font-name-asian="Arial1" style:font-size-asian="16.5pt" style:language-asian="zh" style:country-asian="CN" style:font-weight-asian="bold" style:font-name-complex="Arial1" style:font-size-complex="16.5pt" style:language-complex="hi" style:country-complex="IN"/>
    </style:style>
    <style:style style:name="T9" style:family="text">
      <style:text-properties fo:color="#24292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10" style:family="text">
      <style:text-properties fo:color="#24292e" style:font-name="Arial" fo:font-size="16.5pt" fo:language="en" fo:country="none" fo:font-weight="bold" style:letter-kerning="false" style:font-name-asian="Arial1" style:font-size-asian="16.5pt" style:language-asian="zh" style:country-asian="CN" style:font-weight-asian="bold" style:font-name-complex="Arial1" style:font-size-complex="16.5pt" style:language-complex="hi" style:country-complex="IN"/>
    </style:style>
    <style:style style:name="T11" style:family="text">
      <style:text-properties fo:color="#24292e" fo:font-weight="bold" style:font-weight-asian="bold"/>
    </style:style>
    <style:style style:name="T1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366d6" fo:font-size="12pt" style:font-size-asian="12pt" style:font-size-complex="12pt"/>
    </style:style>
    <style:style style:name="T15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buqzb238e739"/><text:span text:style-name="T11">Technologies needed</text:span></text:p>
      <text:list xml:id="list3581432872" text:style-name="WWNum3">
        <text:list-item>
          <text:p text:style-name="P6"><text:a xlink:type="simple" xlink:href="https://angular.io/" text:style-name="Standard" text:visited-style-name="Standard"><text:span text:style-name="T12">Angular 2+</text:span></text:a></text:p>
        </text:list-item>
        <text:list-item>
          <text:p text:style-name="P6"><text:a xlink:type="simple" xlink:href="https://material.angular.io/" text:style-name="Standard" text:visited-style-name="Standard"><text:span text:style-name="T12">Angular Material</text:span></text:a><text:span text:style-name="T2"> framework</text:span></text:p>
        </text:list-item>
        <text:list-item>
          <text:p text:style-name="P20"><text:a xlink:type="simple" xlink:href="https://ngrx.io/" text:style-name="Standard" text:visited-style-name="Standard"><text:span text:style-name="T12">NgRx</text:span></text:a><text:span text:style-name="T2"> - <text:s/>Reactive State for Angular</text:span></text:p>
        </text:list-item>
      </text:list>
      <text:p text:style-name="P2"><text:bookmark text:name="_ccr4iun7rpo0"/><text:span text:style-name="T11">Tasks</text:span></text:p>
      <text:p text:style-name="P21"><text:span text:style-name="T2">You will create an App in Angular 2+. Use Angular Material and mobile-first approach to create a responsive layout. Use SASS for styling the components. </text:span></text:p>
      <text:p text:style-name="P21"><text:span text:style-name="T2">There is database mock in project root </text:span><text:span text:style-name="T5">db.json</text:span><text:span text:style-name="T2"> with data you have to use. There are also </text:span><text:span text:style-name="T3">images</text:span><text:span text:style-name="T2"> ( in the images.zip file ) you can use to represent different types of data.</text:span></text:p>
      <text:p text:style-name="P21"><text:span text:style-name="T2">Open a private GIT repository and make commits with a meaningful message for each finished task.</text:span></text:p>
      <text:p text:style-name="P4"><text:bookmark text:name="_9vcom536yty8"/><text:span text:style-name="T6">1. List all data</text:span></text:p>
      <text:list xml:id="list682870460" text:style-name="WWNum4">
        <text:list-item>
          <text:p text:style-name="P8"><text:span text:style-name="T13">You can use JSON-server to serve DB.json. Check terminal for resource URLs</text:span></text:p>
        </text:list-item>
        <text:list-item>
          <text:p text:style-name="P8"><text:span text:style-name="T13">Create service for API calls</text:span></text:p>
        </text:list-item>
        <text:list-item>
          <text:p text:style-name="P8"><text:span text:style-name="T13">Use service in controller</text:span></text:p>
        </text:list-item>
        <text:list-item>
          <text:p text:style-name="P8"><text:span text:style-name="T13">Represent the data (feeds, alarms, actuators) using Angular Material Cards by clicking on:</text:span><text:span text:style-name="T2"> </text:span><text:a xlink:type="simple" xlink:href="https://i.imgur.com/Ckbp0M7.png" text:style-name="Standard" text:visited-style-name="Standard"><text:span text:style-name="T15">Card Design Example</text:span></text:a></text:p>
        </text:list-item>
        <text:list-item>
          <text:p text:style-name="P22"><text:span text:style-name="T13">Make the design responsive - mobile first - Use Angular </text:span><text:a xlink:type="simple" xlink:href="https://github.com/angular/flex-layout" text:style-name="Standard" text:visited-style-name="Standard"><text:span text:style-name="T12">Flex Layout</text:span></text:a></text:p>
        </text:list-item>
      </text:list>
      <text:p text:style-name="P4"><text:bookmark text:name="_im8br1qhljv8"/><text:span text:style-name="T6">2. Implement filtering</text:span></text:p>
      <text:p text:style-name="P21"><text:span text:style-name="T13">Use one or both:</text:span></text:p>
      <text:list xml:id="list703447385" text:style-name="WWNum5">
        <text:list-item>
          <text:p text:style-name="P10"><text:span text:style-name="T13">Text input field (for search-like filtering)</text:span></text:p>
        </text:list-item>
        <text:list-item>
          <text:p text:style-name="P23"><text:span text:style-name="T13">Select menu (dropdown filter)</text:span></text:p>
        </text:list-item>
      </text:list>
      <text:p text:style-name="P21"><text:span text:style-name="T13">Bonus:</text:span></text:p>
      <text:list xml:id="list2512515816" text:style-name="WWNum6">
        <text:list-item>
          <text:p text:style-name="P24"><text:span text:style-name="T13">Display loader while searching/filtering</text:span></text:p>
        </text:list-item>
      </text:list>
      <text:p text:style-name="P21"><text:span text:style-name="T13">Note:</text:span></text:p>
      <text:list xml:id="list3304338494" text:style-name="WWNum7">
        <text:list-item>
          <text:p text:style-name="P25"><text:span text:style-name="T4">Use Angular Material input/select elements</text:span></text:p>
        </text:list-item>
      </text:list>
      <text:p text:style-name="P4"><text:bookmark text:name="_74pl91hkuexf"/><text:soft-page-break/><text:span text:style-name="T6">3. Implement </text:span><text:span text:style-name="T7">add card</text:span><text:span text:style-name="T6"> form</text:span></text:p>
      <text:list xml:id="list4257345690" text:style-name="WWNum8">
        <text:list-item>
          <text:p text:style-name="P11"><text:span text:style-name="T2">Create a separate route for creation</text:span></text:p>
        </text:list-item>
        <text:list-item>
          <text:p text:style-name="P11"><text:span text:style-name="T2">Set field </text:span><text:span text:style-name="T4">validation</text:span></text:p>
        </text:list-item>
        <text:list-item>
          <text:p text:style-name="P11"><text:span text:style-name="T2">POST new data to DB.json</text:span></text:p>
        </text:list-item>
        <text:list-item>
          <text:p text:style-name="P11"><text:span text:style-name="T2">Notify user of success or failure with </text:span><text:a xlink:type="simple" xlink:href="https://material.angular.io/components/snack-bar" text:style-name="Standard" text:visited-style-name="Standard"><text:span text:style-name="T12">Angular Material Snackbar</text:span></text:a></text:p>
        </text:list-item>
        <text:list-item>
          <text:p text:style-name="P26"><text:span text:style-name="T2">Refresh layout with new data</text:span></text:p>
        </text:list-item>
      </text:list>
      <text:p text:style-name="P4"><text:bookmark text:name="_fkqvwqrcks1b"/><text:span text:style-name="T6">4. Implement </text:span><text:span text:style-name="T7">edit card</text:span><text:span text:style-name="T6"> form</text:span></text:p>
      <text:list xml:id="list984503317" text:style-name="WWNum9">
        <text:list-item>
          <text:p text:style-name="P13"><text:span text:style-name="T2">Create a separate route for edit</text:span></text:p>
        </text:list-item>
        <text:list-item>
          <text:p text:style-name="P13"><text:span text:style-name="T2">Enable editing of existing cards</text:span></text:p>
        </text:list-item>
        <text:list-item>
          <text:p text:style-name="P13"><text:span text:style-name="T2">Update existing data in DB.json</text:span></text:p>
        </text:list-item>
        <text:list-item>
          <text:p text:style-name="P13"><text:span text:style-name="T2">Notify user of success or failure with Angular Material Snackbar</text:span></text:p>
        </text:list-item>
        <text:list-item>
          <text:p text:style-name="P27"><text:span text:style-name="T2">Refresh layout with new data</text:span></text:p>
        </text:list-item>
      </text:list>
      <text:p text:style-name="P4"><text:bookmark text:name="_dagtxtkd1pwu"/><text:span text:style-name="T6">5. Implement </text:span><text:span text:style-name="T7">delete card</text:span></text:p>
      <text:list xml:id="list1343976259" text:style-name="WWNum10">
        <text:list-item>
          <text:p text:style-name="P5"><text:span text:style-name="T2">Add delete button for cards</text:span></text:p>
        </text:list-item>
        <text:list-item>
          <text:p text:style-name="P19"><text:span text:style-name="T2">Delete should prompt the user with a confirmation Angular Material </text:span><text:a xlink:type="simple" xlink:href="https://material.angular.io/components/dialog/overview" text:style-name="Standard" text:visited-style-name="Standard"><text:span text:style-name="T12">dialogue</text:span></text:a></text:p>
        </text:list-item>
        <text:list-item>
          <text:p text:style-name="P15"><text:span text:style-name="T2">Delete selected data from DB.json</text:span></text:p>
        </text:list-item>
        <text:list-item>
          <text:p text:style-name="P15"><text:span text:style-name="T2">Notify user of success or failure with Angular Material Snackbar</text:span></text:p>
        </text:list-item>
        <text:list-item>
          <text:p text:style-name="P15"><text:span text:style-name="T2">Refresh layout with new data</text:span></text:p>
        </text:list-item>
      </text:list>
      <text:p text:style-name="P1"><text:span text:style-name="T18">Advanced tasks</text:span></text:p>
      <text:p text:style-name="P30"><text:span text:style-name="T8"/></text:p>
      <text:p text:style-name="P30"><text:span text:style-name="T8">6. Setup NgRx store</text:span></text:p>
      <text:p text:style-name="P28"/>
      <text:list xml:id="list2774908154" text:style-name="WWNum1">
        <text:list-item>
          <text:p text:style-name="P17"><text:span text:style-name="T4">Set reducers, actions (use Action Creators), effects and selectors.</text:span></text:p>
        </text:list-item>
        <text:list-item>
          <text:p text:style-name="P17"><text:span text:style-name="T2">Decide which part of the application should be in store.</text:span></text:p>
        </text:list-item>
      </text:list>
      <text:p text:style-name="P28"/>
      <text:p text:style-name="P30"><text:span text:style-name="T8">7. Create a switch between Card and Grid View</text:span></text:p>
      <text:p text:style-name="P29"/>
      <text:p text:style-name="P30"><text:span text:style-name="T8">8. Represent all data in Table(Grid)</text:span></text:p>
      <text:p text:style-name="P30"><text:span text:style-name="T2"><text:s text:c="4"/></text:span></text:p>
      <text:list xml:id="list2398504528" text:style-name="WWNum2">
        <text:list-item>
          <text:p text:style-name="P18"><text:span text:style-name="T2">Set Table</text:span></text:p>
        </text:list-item>
        <text:list-item>
          <text:p text:style-name="P18"><text:span text:style-name="T2">Implement sort (name, asc), pagination(size options: 5 - default, 10, 20) and filter</text:span></text:p>
        </text:list-item>
        <text:list-item>
          <text:p text:style-name="P18"><text:span text:style-name="T2">Add actions to the last column (Edit, Delete) for each entity </text:span></text:p>
        </text:list-item>
        <text:list-item>
          <text:p text:style-name="P18"><text:span text:style-name="T2">Put two action buttons above the table:</text:span></text:p>
          <text:list>
            <text:list-item>
              <text:p text:style-name="P18"><text:span text:style-name="T2">Add -&gt; that will take the user to the create route</text:span></text:p>
            </text:list-item>
            <text:list-item>
              <text:p text:style-name="P18"><text:span text:style-name="T2">Delete -&gt; that will delete all selected items in the table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6-01T17:03:05.988127090</dc:date>
    <meta:editing-cycles>4</meta:editing-cycles>
    <meta:editing-duration>P1DT3H59M33S</meta:editing-duration>
    <meta:generator>LibreOffice/6.4.7.2$Linux_X86_64 LibreOffice_project/40$Build-2</meta:generator>
    <meta:document-statistic meta:table-count="0" meta:image-count="0" meta:object-count="0" meta:page-count="2" meta:paragraph-count="53" meta:word-count="409" meta:character-count="2281" meta:non-whitespace-character-count="1951"/>
  </office:meta>
</office:document-meta>
</file>